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55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14.65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text-outline="false" style:text-line-through-style="none" style:font-name="Courier New" fo:font-size="10pt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italic" style:font-weight-asian="normal" style:font-name-complex="Courier New" style:font-size-complex="5.65000009536743pt" style:font-style-complex="italic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00ff" style:font-name="Courier New" fo:language="en" fo:country="US" fo:font-style="italic" style:font-name-asian="Courier New" style:language-asian="en" style:country-asian="US" style:font-style-asian="italic" style:font-name-complex="Courier New" style:font-size-complex="5.65000009536743pt" style:language-complex="en" style:country-complex="US" style:font-style-complex="italic"/>
    </style:style>
    <style:style style:name="ce4" style:family="table-cell" style:parent-style-name="Default">
      <style:text-properties fo:color="#2a00ff" style:text-outline="false" style:text-line-through-style="none" style:font-name="Courier New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italic" style:font-weight-asian="normal" style:font-name-complex="Courier New" style:font-size-complex="5.65000009536743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ACTIONS</text:p>
          </table:table-cell>
          <table:table-cell table:style-name="ce1"/>
          <table:table-cell table:style-name="ce5"/>
          <table:table-cell table:style-name="ce1" table:number-columns-repeated="1021"/>
        </table:table-row>
        <table:table-row table:style-name="ro2">
          <table:table-cell table:style-name="ce1" office:value-type="string">
            <text:p>id Jspresso</text:p>
          </table:table-cell>
          <table:table-cell table:style-name="ce1" office:value-type="string">
            <text:p>id pour SJS ?</text:p>
          </table:table-cell>
          <table:table-cell table:style-name="ce5" office:value-type="string">
            <text:p>Description</text:p>
          </table:table-cell>
          <table:table-cell table:style-name="ce1" table:number-columns-repeated="1021"/>
        </table:table-row>
        <table:table-row table:style-name="ro2">
          <table:table-cell table:style-name="ce2" office:value-type="string">
            <text:p>pasteCollectionBackAction</text:p>
          </table:table-cell>
          <table:table-cell office:value-type="string">
            <text:p>back.component.paste</text:p>
          </table:table-cell>
          <table:table-cell office:value-type="string">
            <text:p>Colle depuis le clipboard applicatif les entités/composant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CollectionFromMasterBackAction</text:p>
          </table:table-cell>
          <table:table-cell office:value-type="string">
            <text:p>back.component.remove</text:p>
          </table:table-cell>
          <table:table-cell office:value-type="string">
            <text:p>Marque les objets sélectionnés pour suppression (au prochain save) et les supprime de la collection gérée par le maît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ackAction</text:p>
          </table:table-cell>
          <table:table-cell office:value-type="string">
            <text:p>back.component.save</text:p>
          </table:table-cell>
          <table:table-cell office:value-type="string">
            <text:p>Récupère une collection d'objets à sauver du contexte et les sauve en transaction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reateQueryComponentAction</text:p>
          </table:table-cell>
          <table:table-cell office:value-type="string">
            <text:p>back.filter.create</text:p>
          </table:table-cell>
          <table:table-cell office:value-type="string">
            <text:p>Crée un composant qui sert de modèle pour les filtres et le positionne sur le connecteur de filtre contenu dans le context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itModuleFilterAction</text:p>
          </table:table-cell>
          <table:table-cell office:value-type="string">
            <text:p>back.filter.init</text:p>
          </table:table-cell>
          <table:table-cell office:value-type="string">
            <text:p>Récupère le connecteur de filtre du module courant et le place dans le contexte.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queryEntitiesBackAction</text:p>
          </table:table-cell>
          <table:table-cell office:value-type="string">
            <text:p>back.filter.query</text:p>
          </table:table-cell>
          <table:table-cell office:value-type="string">
            <text:p>Exécute une requête QBE à partir d'un filtre placé dans le contexte. La collection résultat est rajoutée au context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loadBackAction</text:p>
          </table:table-cell>
          <table:table-cell office:value-type="string">
            <text:p>back.module.reload</text:p>
          </table:table-cell>
          <table:table-cell office:value-type="string">
            <text:p>Recharge les objets sélectionnés du module depuis la B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FromModuleObjectsAction</text:p>
          </table:table-cell>
          <table:table-cell office:value-type="string">
            <text:p>back.module.remove</text:p>
          </table:table-cell>
          <table:table-cell office:value-type="string">
            <text:p>Marque les objets sélectionnés dans le module pour suppression (au prochain save) et les supprime de la collection gérée par le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ModuleObjectBackAction</text:p>
          </table:table-cell>
          <table:table-cell office:value-type="string">
            <text:p>back.module.save</text:p>
          </table:table-cell>
          <table:table-cell office:value-type="string">
            <text:p>Sauve les objets sélectionnés du module dans la B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BackendAction</text:p>
          </table:table-cell>
          <table:table-cell office:value-type="string">
            <text:p>back.report.generate</text:p>
          </table:table-cell>
          <table:table-cell office:value-type="string">
            <text:p>Génère un report Jasper et le place dans le context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criptedBackAction</text:p>
          </table:table-cell>
          <table:table-cell office:value-type="string">
            <text:p>back.script.dynamic</text:p>
          </table:table-cell>
          <table:table-cell office:value-type="string">
            <text:p>Exécute un script récupéré du contexte (tout langage supporté par BSF – Groovy, Jython, Beanshell, ...)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ScriptedBackAction</text:p>
          </table:table-cell>
          <table:table-cell office:value-type="string">
            <text:p>back.script.static</text:p>
          </table:table-cell>
          <table:table-cell office:value-type="string">
            <text:p>Exécute un script défini statiquement par paramétrage de l'action (tout langage supporté par BSF – Groovy, Jython, Beanshell, ...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bstractChooseActionAction</text:p>
          </table:table-cell>
          <table:table-cell office:value-type="string">
            <text:p>front.action.choose</text:p>
          </table:table-cell>
          <table:table-cell office:value-type="string">
            <text:p>Ouvre une boîte de dialogue présentant un choix d'action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executeActionAction</text:p>
          </table:table-cell>
          <table:table-cell office:value-type="string">
            <text:p>front.action.execute</text:p>
          </table:table-cell>
          <table:table-cell office:value-type="string">
            <text:p>Récupère une action arbitraire du contexte et l'exécut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ooseActionOkFrontAction</text:p>
          </table:table-cell>
          <table:table-cell office:value-type="string">
            <text:p>front.action.ok</text:p>
          </table:table-cell>
          <table:table-cell office:value-type="string">
            <text:p>Récupère l'action sélectionnée et la place dans le contexte pour exécution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nyToMasterFrontAction</text:p>
          </table:table-cell>
          <table:table-cell office:value-type="string">
            <text:p>front.any.add</text:p>
          </table:table-cell>
          <table:table-cell office:value-type="string">
            <text:p>Ajoute les composants récupérés du contexte dans la collection gérée par le maître (pas de création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veDownFrontAction</text:p>
          </table:table-cell>
          <table:table-cell office:value-type="string">
            <text:p>front.any.down</text:p>
          </table:table-cell>
          <table:table-cell office:value-type="string">
            <text:p>Déplace tous les enregistrements sélectionnés d'une collection ordonnée d'une position vers le ba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AnyCollectionFromMasterFrontAction</text:p>
          </table:table-cell>
          <table:table-cell office:value-type="string">
            <text:p>front.any.remove</text:p>
          </table:table-cell>
          <table:table-cell office:value-type="string">
            <text:p>Après confirmation de l'utilisateur, supprime les objets récupérés depuis le contexte de la collection gérée par le maît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veUpFrontAction</text:p>
          </table:table-cell>
          <table:table-cell office:value-type="string">
            <text:p>front.any.up</text:p>
          </table:table-cell>
          <table:table-cell office:value-type="string">
            <text:p>Déplace tous les enregistrements sélectionnés d'une collection ordonnée d'une position vers le hau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binaryPropertyInfoAction</text:p>
          </table:table-cell>
          <table:table-cell office:value-type="string">
            <text:p>front.binary.info</text:p>
          </table:table-cell>
          <table:table-cell office:value-type="string">
            <text:p>Récupère la valeur d'une propriété binaire depuis le connecteur et ouvre une boîte d'information donnant la taille en o, Ko ou Mo suivant l'échelle la plus adapté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openFileAsBinaryPropertyAction</text:p>
          </table:table-cell>
          <table:table-cell office:value-type="string">
            <text:p>front.binary.load</text:p>
          </table:table-cell>
          <table:table-cell office:value-type="string">
            <text:p>Demande à l'utilisateur de choisir un fichier local et charge son contenu dans une propriété binai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aveBinaryPropertyAsFileAction</text:p>
          </table:table-cell>
          <table:table-cell office:value-type="string">
            <text:p>front.binary.save</text:p>
          </table:table-cell>
          <table:table-cell office:value-type="string">
            <text:p>Demande à l'utilisateur de choisir un fichier local pour sauvegarder une propriété binai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hartAction</text:p>
          </table:table-cell>
          <table:table-cell office:value-type="string">
            <text:p>front.chart</text:p>
          </table:table-cell>
          <table:table-cell office:value-type="string">
            <text:p>Déclenche le calcul et l'affichage d'un graphique fusionchart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ToMasterFrontAction</text:p>
          </table:table-cell>
          <table:table-cell office:value-type="string">
            <text:p>front.component.add</text:p>
          </table:table-cell>
          <table:table-cell office:value-type="string">
            <text:p>Déclenche la création d'une nouvelle entité/composant et l'ajoute à la collection gérée par le maît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ooseComponentAction</text:p>
          </table:table-cell>
          <table:table-cell office:value-type="string">
            <text:p>front.component.choose</text:p>
          </table:table-cell>
          <table:table-cell office:value-type="string">
            <text:p>Ouvre un dialogue premettant de choisir un élément parmi une collection se trouvant dans le contexte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cloneEntityCollectionFrontAction</text:p>
          </table:table-cell>
          <table:table-cell office:value-type="string">
            <text:p>front.component.clone</text:p>
          </table:table-cell>
          <table:table-cell office:value-type="string">
            <text:p>Déclenche la duplication des entités/composants sélectionnés et les ajoute à la collection gérée par le maît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opyCollectionFrontAction</text:p>
          </table:table-cell>
          <table:table-cell office:value-type="string">
            <text:p>front.component.copy</text:p>
          </table:table-cell>
          <table:table-cell office:value-type="string">
            <text:p>Copie dans le clipboard applicatif des entités/composants sélectionné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tCollectionFrontAction</text:p>
          </table:table-cell>
          <table:table-cell office:value-type="string">
            <text:p>front.component.cut</text:p>
          </table:table-cell>
          <table:table-cell office:value-type="string">
            <text:p>Coupe dans le clipboard applicatif des entités/composants sélectionné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editComponentAction</text:p>
          </table:table-cell>
          <table:table-cell office:value-type="string">
            <text:p>front.component.edit</text:p>
          </table:table-cell>
          <table:table-cell office:value-type="string">
            <text:p>Récupère un composant du contexte et le met en édition dans un dialogue. Une action définie par paramétrage est ensuite déclenchée lorsque l'édition est validé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asteCollectionFrontAction</text:p>
          </table:table-cell>
          <table:table-cell office:value-type="string">
            <text:p>front.component.paste</text:p>
          </table:table-cell>
          <table:table-cell office:value-type="string">
            <text:p>Déclenche le paste backend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moveEntityCollectionFromMasterFrontAction</text:p>
          </table:table-cell>
          <table:table-cell office:value-type="string">
            <text:p>front.component.remove</text:p>
          </table:table-cell>
          <table:table-cell office:value-type="string">
            <text:p>Après confirmation de l'utilisateur, marque les objets sélectionnés pour suppression (au prochain save) et les supprime de la collection gérée par le maîtr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viewConnectorSetAction</text:p>
          </table:table-cell>
          <table:table-cell office:value-type="string">
            <text:p>front.connector.set</text:p>
          </table:table-cell>
          <table:table-cell office:value-type="string">
            <text:p>Récupère une valeur arbitraire du contexte et l'affecte comme valeur du connecteur de vu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loseDialogAction</text:p>
          </table:table-cell>
          <table:table-cell office:value-type="string">
            <text:p>front.dialog.close</text:p>
          </table:table-cell>
          <table:table-cell office:value-type="string">
            <text:p>Ferme le dialogue actuellement ouver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modalDialogAction</text:p>
          </table:table-cell>
          <table:table-cell office:value-type="string">
            <text:p>front.dialog.open</text:p>
          </table:table-cell>
          <table:table-cell office:value-type="string">
            <text:p>Ouvre une boîte de dialogue paramétrée par des valeurs du contexte (titre, vue avec son modèle, taille, liste d'actions secondaires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penFileAction</text:p>
          </table:table-cell>
          <table:table-cell office:value-type="string">
            <text:p>front.file.open</text:p>
          </table:table-cell>
          <table:table-cell office:value-type="string">
            <text:p>Demande à l'utilisateur de choisir un fichier local et place l'inputstream dans le context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FileAction</text:p>
          </table:table-cell>
          <table:table-cell office:value-type="string">
            <text:p>front.file.save</text:p>
          </table:table-cell>
          <table:table-cell office:value-type="string">
            <text:p>Demande à l'utilisateur de choisir un fichier local pour sauvegarder des données issues du context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ModuleFilterPageAction</text:p>
          </table:table-cell>
          <table:table-cell office:value-type="string">
            <text:p>front.filter.next</text:p>
          </table:table-cell>
          <table:table-cell office:value-type="string">
            <text:p>Passe à la page suivante d'un résultat paginé sur un module filtré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ModuleFilterPageAction</text:p>
          </table:table-cell>
          <table:table-cell office:value-type="string">
            <text:p>front.filter.previous</text:p>
          </table:table-cell>
          <table:table-cell office:value-type="string">
            <text:p>Passe à la page précédente d'un résultat paginé sur un module filtré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queryModuleFilterAction</text:p>
          </table:table-cell>
          <table:table-cell office:value-type="string">
            <text:p>front.filter.query</text:p>
          </table:table-cell>
          <table:table-cell office:value-type="string">
            <text:p>Déclenche la requête QBE sur le filtre du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infoFrontAction</text:p>
          </table:table-cell>
          <table:table-cell office:value-type="string">
            <text:p>front.info.dynamic</text:p>
          </table:table-cell>
          <table:table-cell office:value-type="string">
            <text:p>Récupère un message d'info depuis le contexte et l'affiche à l'utilisateu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icInfoFrontAction</text:p>
          </table:table-cell>
          <table:table-cell office:value-type="string">
            <text:p>front.info.static</text:p>
          </table:table-cell>
          <table:table-cell office:value-type="string">
            <text:p>Affiche à l'utilisateur un message statique paramétré dans l'action après l'avoir tradui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Action</text:p>
          </table:table-cell>
          <table:table-cell office:value-type="string">
            <text:p>front.lov</text:p>
          </table:table-cell>
          <table:table-cell office:value-type="string">
            <text:p>Déclenche un dialogue de liste de valeu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lovFindFrontAction</text:p>
          </table:table-cell>
          <table:table-cell office:value-type="string">
            <text:p>front.lov.find</text:p>
          </table:table-cell>
          <table:table-cell office:value-type="string">
            <text:p>Déclenche une recherche QBE pour la liste de valeu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nextLovPageFrontAction</text:p>
          </table:table-cell>
          <table:table-cell office:value-type="string">
            <text:p>front.lov.next</text:p>
          </table:table-cell>
          <table:table-cell office:value-type="string">
            <text:p>Passe à la page suivante d'un résultat paginé sur la liste de valeurs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lovOkFrontAction</text:p>
          </table:table-cell>
          <table:table-cell office:value-type="string">
            <text:p>front.lov.ok</text:p>
          </table:table-cell>
          <table:table-cell office:value-type="string">
            <text:p>Récupère l'enregistrement sélectionné dans le dialogue de la liste de valeurs et le place dans le context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eviousLovPageFrontAction</text:p>
          </table:table-cell>
          <table:table-cell office:value-type="string">
            <text:p>front.lov.previous</text:p>
          </table:table-cell>
          <table:table-cell office:value-type="string">
            <text:p>Passe à la page précédente d'un résultat paginé sur la liste de valeurs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ddMapToMasterFrontAction</text:p>
          </table:table-cell>
          <table:table-cell office:value-type="string">
            <text:p>front.map.add</text:p>
          </table:table-cell>
          <table:table-cell office:value-type="string">
            <text:p>Déclenche la création d'une nouvelle map et l'ajoute à la collection gérée par le maît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apCollectionFrontAction</text:p>
          </table:table-cell>
          <table:table-cell office:value-type="string">
            <text:p>front.map.clone</text:p>
          </table:table-cell>
          <table:table-cell office:value-type="string">
            <text:p>Déclenche la duplication des maps sélectionnés et les ajoute à la collection gérée par le maîtr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ToModuleObjectFrontAction</text:p>
          </table:table-cell>
          <table:table-cell office:value-type="string">
            <text:p>front.module.add</text:p>
          </table:table-cell>
          <table:table-cell office:value-type="string">
            <text:p>Déclenche la création d'une nouvelle entité/composant et l'ajoute à la collection gérée par le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loneModuleObjectFrontAction</text:p>
          </table:table-cell>
          <table:table-cell office:value-type="string">
            <text:p>front.module.clone</text:p>
          </table:table-cell>
          <table:table-cell office:value-type="string">
            <text:p>Déclenche la duplication des entités/composants sélectionnés et les ajoute à la collection gérée par le module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loadModuleObjectFrontAction</text:p>
          </table:table-cell>
          <table:table-cell office:value-type="string">
            <text:p>front.module.reload</text:p>
          </table:table-cell>
          <table:table-cell office:value-type="string">
            <text:p>Recharge l'objet du module ou les objets sélectionnés dans le module depuis la BD (et restore les objets marqués pour suppress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moveFromModuleObjectFrontAction</text:p>
          </table:table-cell>
          <table:table-cell office:value-type="string">
            <text:p>front.module.remove</text:p>
          </table:table-cell>
          <table:table-cell office:value-type="string">
            <text:p>Supprime les objets sélectionnés du modul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tartModuleFrontAction</text:p>
          </table:table-cell>
          <table:table-cell office:value-type="string">
            <text:p>front.module.reset</text:p>
          </table:table-cell>
          <table:table-cell office:value-type="string">
            <text:p>Ré-initialise le module sélectionné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aveModuleObjectFrontAction</text:p>
          </table:table-cell>
          <table:table-cell office:value-type="string">
            <text:p>front.module.save</text:p>
          </table:table-cell>
          <table:table-cell office:value-type="string">
            <text:p>Sauvegarde l'objet du module ou les objets sélectionnés dans le module dans la BD (et supprimes les objets marqués pour suppression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moduleConnectorSelectionFrontAction</text:p>
          </table:table-cell>
          <table:table-cell office:value-type="string">
            <text:p>front.module.select</text:p>
          </table:table-cell>
          <table:table-cell office:value-type="string">
            <text:p>Sélectionne les modules récupérés depuis le contexte dans le workspace courant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addAsChildModuleFrontAction</text:p>
          </table:table-cell>
          <table:table-cell office:value-type="string">
            <text:p>front.module.sub</text:p>
          </table:table-cell>
          <table:table-cell office:value-type="string">
            <text:p>Déclenche l'ajout des entités/composants sélectionnés comme module fils puis les sélectionn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okCancelFrontAction</text:p>
          </table:table-cell>
          <table:table-cell office:value-type="string">
            <text:p>front.okcancel.dynamic</text:p>
          </table:table-cell>
          <table:table-cell office:value-type="string">
            <text:p>Récupère une confirmation (ok/annuler) depuis le contexte et l'affiche à l'utilisateu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icOkCancelFrontAction</text:p>
          </table:table-cell>
          <table:table-cell office:value-type="string">
            <text:p>front.okcancel.static</text:p>
          </table:table-cell>
          <table:table-cell office:value-type="string">
            <text:p>Pose une confirmation (ok/annuler) paramétrée statiquement dans l'action à l'utilisateu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hangePasswordAction</text:p>
          </table:table-cell>
          <table:table-cell office:value-type="string">
            <text:p>front.password.change</text:p>
          </table:table-cell>
          <table:table-cell office:value-type="string">
            <text:p>Ouvre une boîte de dialogue premettant à l'utilisateur de changer son mot de passe (ancien, nouveau+ vérif)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printOkFrontAction</text:p>
          </table:table-cell>
          <table:table-cell office:value-type="string">
            <text:p>front.print.ok</text:p>
          </table:table-cell>
          <table:table-cell office:value-type="string">
            <text:p>Récupère le rapport sélectionné et le place dans le contexte pour impression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resetPropertyFrontAction</text:p>
          </table:table-cell>
          <table:table-cell office:value-type="string">
            <text:p>front.property.reset</text:p>
          </table:table-cell>
          <table:table-cell office:value-type="string">
            <text:p>Ré-initialise la valeur d'une propriété à sa valeur par défaut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ReportAction</text:p>
          </table:table-cell>
          <table:table-cell office:value-type="string">
            <text:p>front.report.display</text:p>
          </table:table-cell>
          <table:table-cell office:value-type="string">
            <text:p>Affiche un report Jasper récupéré du contexte à l'utilisateu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reportAction</text:p>
          </table:table-cell>
          <table:table-cell office:value-type="string">
            <text:p>front.report.dynamic</text:p>
          </table:table-cell>
          <table:table-cell office:value-type="string">
            <text:p>Récupère un report Jasper du contexte et déclenche la saisie des paramètres puis la génération et l'impression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editReportParametersAction</text:p>
          </table:table-cell>
          <table:table-cell office:value-type="string">
            <text:p>front.report.edit</text:p>
          </table:table-cell>
          <table:table-cell office:value-type="string">
            <text:p>Ouvre une boîte de dilogue permettant à l'utilisateur de saisir les paramètres d'entrée d'un report Jaspe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oPrintAction</text:p>
          </table:table-cell>
          <table:table-cell office:value-type="string">
            <text:p>front.report.print</text:p>
          </table:table-cell>
          <table:table-cell office:value-type="string">
            <text:p>Déclenche la génération et l'impression d'un rapport Jasper après saisie des paramètres.</text:p>
          </table:table-cell>
          <table:table-cell table:number-columns-repeated="1021"/>
        </table:table-row>
        <table:table-row table:style-name="ro3">
          <table:table-cell table:style-name="ce3" office:value-type="string">
            <text:p>staticReportAction</text:p>
          </table:table-cell>
          <table:table-cell office:value-type="string">
            <text:p>front.report.static</text:p>
          </table:table-cell>
          <table:table-cell office:value-type="string">
            <text:p>Déclenche la saisie des paramètres sur un report Jasper défini statiquement en param de l'action, le génère et l'imprime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displayUrlFrontAction</text:p>
          </table:table-cell>
          <table:table-cell office:value-type="string">
            <text:p>front.url.dynamic</text:p>
          </table:table-cell>
          <table:table-cell office:value-type="string">
            <text:p>Ouvre le navigateur (un onglet) sur une URL récupérée du contexte.</text:p>
          </table:table-cell>
          <table:table-cell table:number-columns-repeated="1021"/>
        </table:table-row>
        <table:table-row table:style-name="ro4">
          <table:table-cell table:style-name="ce2" office:value-type="string">
            <text:p>staticDisplayUrlFrontAction</text:p>
          </table:table-cell>
          <table:table-cell office:value-type="string">
            <text:p>front.url.static</text:p>
          </table:table-cell>
          <table:table-cell office:value-type="string">
            <text:p>Ouvre le navigateur (un onglet) sur l'URL définie statiquement par paramétrage dans l'action. L'URL est "traduite" en fonction de la langue de l'utilisateur (utilisée pour l'aide en ligne par exemple)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connectorSelectionFrontAction</text:p>
          </table:table-cell>
          <table:table-cell office:value-type="string">
            <text:p>front.view.select</text:p>
          </table:table-cell>
          <table:table-cell office:value-type="string">
            <text:p>Sélectionne les enregistrements récupérés du contexte sur la vue collection (table, liste, arbre)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wizardAction</text:p>
          </table:table-cell>
          <table:table-cell office:value-type="string">
            <text:p>front.wizard</text:p>
          </table:table-cell>
          <table:table-cell office:value-type="string">
            <text:p>Déclenche un dialogue wizard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FrontAction</text:p>
          </table:table-cell>
          <table:table-cell office:value-type="string">
            <text:p>front.yesno.dynamic</text:p>
          </table:table-cell>
          <table:table-cell office:value-type="string">
            <text:p>Récupère une question binaire (oui/non) depuis le contexte et l'affiche à l'utilisateu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staticYesNoFrontAction</text:p>
          </table:table-cell>
          <table:table-cell office:value-type="string">
            <text:p>front.yesno.static</text:p>
          </table:table-cell>
          <table:table-cell office:value-type="string">
            <text:p>Pose une question binaire (oui/non) paramétrée statiquement dans l'action à l'utilisateur.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yesNoCancelFrontAction</text:p>
          </table:table-cell>
          <table:table-cell office:value-type="string">
            <text:p>front.yesnocancel.dynamic</text:p>
          </table:table-cell>
          <table:table-cell office:value-type="string">
            <text:p>Récupère une question binaire (oui/non/cancel) depuis le contexte et l'affiche à l'utilisateur.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staticYesNoCancelFrontAction</text:p>
          </table:table-cell>
          <table:table-cell office:value-type="string">
            <text:p>front.yesnocancel.static</text:p>
          </table:table-cell>
          <table:table-cell office:value-type="string">
            <text:p>Pose une question binaire (oui/non/cancel) paramétrée statiquement dans l'action à l'utilisateur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ACTION MAPS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filterable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mapMasterDetail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readonly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eanCollectionModuleActionMap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inaryPropertyActionMap</text:p>
          </table:table-cell>
          <table:table-cell table:number-columns-repeated="1023"/>
        </table:table-row>
        <table:table-row table:style-name="ro1" table:number-rows-repeated="65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3:Sheet1.AMJ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29/10/2009</text:date>, <text:time>19:2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3H49M18S</meta:editing-duration>
    <meta:editing-cycles>6</meta:editing-cycles>
    <meta:generator>OpenOffice.org/3.1$Win32 OpenOffice.org_project/310m19$Build-9420</meta:generator>
    <dc:date>2009-10-29T19:22:26.15</dc:date>
    <dc:creator>Vincent VANDENSCHRICK</dc:creator>
    <meta:document-statistic meta:table-count="3" meta:cell-count="235" meta:object-count="0"/>
    <meta:user-defined meta:name="Info 1"/>
    <meta:user-defined meta:name="Info 2"/>
    <meta:user-defined meta:name="Info 3"/>
    <meta:user-defined meta:name="Info 4"/>
  </office:meta>
</office:document-meta>
</file>